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ConfigurerAdapter.beforeMockMvcCreated( ConfigurableMockMvcBuilder &lt; ? &gt; builder , WebApplicationContext c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onfigurerAdapter.afterConfigurerAdded( ConfigurableMockMvc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